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7.89516666666667cm"/>
    </style:style>
    <style:style style:name="co3" style:family="table-column">
      <style:table-column-properties fo:break-before="auto" style:column-width="1.524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Subject name</text:p>
          </table:table-cell>
          <table:table-cell office:value-type="string" table:style-name="ce1">
            <text:p>Subject initials (used as code in the experiment)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Years of musical training</text:p>
          </table:table-cell>
          <table:table-cell office:value-type="string" table:style-name="ce1">
            <text:p>Favorite musical genre</text:p>
          </table:table-cell>
          <table:table-cell office:value-type="string" table:style-name="ce1">
            <text:p>Instrument? Y/N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KP198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eutsc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Barock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EC198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ortugiesisch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omantik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DH199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Deutsch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Jazz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CT 198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Deutsch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les außer Oper und Neue Musik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Mora Maldonado</meta:initial-creator>
    <dc:creator>fabianmoss</dc:creator>
    <meta:creation-date>2017-01-03T16:38:36Z</meta:creation-date>
    <dc:date>2017-06-08T09:28:49Z</dc:date>
    <meta:editing-cycles>1</meta:editing-cycles>
    <meta:editing-duration>PT0S</meta:editing-duration>
  </office:meta>
</office:document-meta>
</file>